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2992in" svg:height="3.5429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Object2" text:anchor-type="paragraph" svg:x="0.1972in" svg:y="0.1811in" svg:width="6.2992in" svg:height="3.5429in" draw:z-index="0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Standard"/>
      <text:p text:style-name="Standard"/>
      <text:p text:style-name="Standard"/>
      <text:p text:style-name="Standard"><draw:frame draw:style-name="fr2" draw:name="Object3" text:anchor-type="paragraph" svg:x="0.1972in" svg:y="2.3626in" svg:width="6.2992in" svg:height="3.5429in" draw:z-index="1"><draw:object xlink:href="./Object 3" xlink:type="simple" xlink:show="embed" xlink:actuate="onLoad"/><draw:image xlink:href="./ObjectReplacements/Object 3" xlink:type="simple" xlink:show="embed" xlink:actuate="onLoad"/><svg:desc>chart</svg:desc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5:05:50.223083396</meta:creation-date>
    <dc:date>2017-05-03T15:29:45.777261284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3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27cm" svg:y="0.315cm" chart:style-name="ch2">
          <text:p>Parameter Selectable Byte</text:p>
        </chart:title>
        <chart:legend chart:legend-position="bottom" svg:x="2.847cm" svg:y="8.216cm" style:legend-expansion="wide" chart:style-name="ch3"/>
        <chart:plot-area chart:style-name="ch4" chart:data-source-has-labels="both" svg:x="1.33cm" svg:y="1.299cm" svg:width="14.35cm" svg:height="5.757cm">
          <chartooo:coordinate-region svg:x="2.057cm" svg:y="1.498cm" svg:width="13.623cm" svg:height="4.911cm"/>
          <chart:axis chart:dimension="x" chart:name="primary-x" chart:style-name="ch5" chartooo:axis-type="auto">
            <chartooo:date-scale/>
            <chart:title svg:x="8.091cm" svg:y="7.235cm" chart:style-name="ch6">
              <text:p>Filter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584cm" chart:style-name="ch8">
              <text:p>Performance Gop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series chart:style-name="ch13" chart:values-cell-range-address="local-table.$E$2:.$E$4" chart:label-cell-address="local-table.$E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BYTE)</text:p>
              </table:table-cell>
              <table:table-cell office:value-type="string">
                <text:p>Intel I3(BYTE)</text:p>
              </table:table-cell>
              <table:table-cell office:value-type="string">
                <text:p>NEON(BYTE)</text:p>
              </table:table-cell>
              <table:table-cell office:value-type="string">
                <text:p>ARM(BYTE)</text:p>
              </table:table-cell>
            </table:table-row>
          </table:table-header-rows>
          <table:table-rows>
            <table:table-row>
              <table:table-cell office:value-type="string">
                <text:p>CHEBYSHEV</text:p>
              </table:table-cell>
              <table:table-cell office:value-type="float" office:value="1.3605">
                <text:p>1.3605</text:p>
              </table:table-cell>
              <table:table-cell office:value-type="float" office:value="0.8121">
                <text:p>0.8121</text:p>
              </table:table-cell>
              <table:table-cell office:value-type="float" office:value="0.1851">
                <text:p>0.185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MIBENCH</text:p>
              </table:table-cell>
              <table:table-cell office:value-type="float" office:value="1.256">
                <text:p>1.256</text:p>
              </table:table-cell>
              <table:table-cell office:value-type="float" office:value="1.031">
                <text:p>1.031</text:p>
              </table:table-cell>
              <table:table-cell office:value-type="float" office:value="0.424">
                <text:p>0.424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QSPLINE</text:p>
              </table:table-cell>
              <table:table-cell office:value-type="float" office:value="1.604">
                <text:p>1.604</text:p>
              </table:table-cell>
              <table:table-cell office:value-type="float" office:value="0.84">
                <text:p>0.84</text:p>
              </table:table-cell>
              <table:table-cell office:value-type="float" office:value="0.3756">
                <text:p>0.3756</text:p>
              </table:table-cell>
              <table:table-cell office:value-type="float" office:value="0.071">
                <text:p>0.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807cm" svg:y="0.315cm" chart:style-name="ch2">
          <text:p>Parameter Selectable HalfWord</text:p>
        </chart:title>
        <chart:legend chart:legend-position="bottom" svg:x="2.953cm" svg:y="8.216cm" style:legend-expansion="wide" chart:style-name="ch3"/>
        <chart:plot-area chart:style-name="ch4" chart:data-source-has-labels="both" svg:x="1.33cm" svg:y="1.299cm" svg:width="14.35cm" svg:height="5.757cm">
          <chartooo:coordinate-region svg:x="2.057cm" svg:y="1.499cm" svg:width="13.623cm" svg:height="4.91cm"/>
          <chart:axis chart:dimension="x" chart:name="primary-x" chart:style-name="ch5" chartooo:axis-type="auto">
            <chartooo:date-scale/>
            <chart:title svg:x="8.091cm" svg:y="7.235cm" chart:style-name="ch6">
              <text:p>Filter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584cm" chart:style-name="ch8">
              <text:p>Performance Gop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series chart:style-name="ch13" chart:values-cell-range-address="local-table.$E$2:.$E$4" chart:label-cell-address="local-table.$E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HALF)</text:p>
              </table:table-cell>
              <table:table-cell office:value-type="string">
                <text:p>Intel I3(HALF)</text:p>
              </table:table-cell>
              <table:table-cell office:value-type="string">
                <text:p>NEON(HALF)</text:p>
              </table:table-cell>
              <table:table-cell office:value-type="string">
                <text:p>ARM(HALF)</text:p>
              </table:table-cell>
            </table:table-row>
          </table:table-header-rows>
          <table:table-rows>
            <table:table-row>
              <table:table-cell office:value-type="string">
                <text:p>CHEBYSHEV</text:p>
              </table:table-cell>
              <table:table-cell office:value-type="float" office:value="0.6804">
                <text:p>0.6804</text:p>
              </table:table-cell>
              <table:table-cell office:value-type="float" office:value="0.8121">
                <text:p>0.8121</text:p>
              </table:table-cell>
              <table:table-cell office:value-type="float" office:value="0.167">
                <text:p>0.16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MIBENCH</text:p>
              </table:table-cell>
              <table:table-cell office:value-type="float" office:value="0.6269">
                <text:p>0.6269</text:p>
              </table:table-cell>
              <table:table-cell office:value-type="float" office:value="1.031">
                <text:p>1.031</text:p>
              </table:table-cell>
              <table:table-cell office:value-type="float" office:value="0.378">
                <text:p>0.37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QSPLINE</text:p>
              </table:table-cell>
              <table:table-cell office:value-type="float" office:value="0.798">
                <text:p>0.798</text:p>
              </table:table-cell>
              <table:table-cell office:value-type="float" office:value="0.84">
                <text:p>0.84</text:p>
              </table:table-cell>
              <table:table-cell office:value-type="float" office:value="0.322">
                <text:p>0.322</text:p>
              </table:table-cell>
              <table:table-cell office:value-type="float" office:value="0.061">
                <text:p>0.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204cm" svg:y="0.315cm" chart:style-name="ch2">
          <text:p>Parameter Selectable Word</text:p>
        </chart:title>
        <chart:legend chart:legend-position="bottom" svg:x="2.583cm" svg:y="8.216cm" style:legend-expansion="wide" chart:style-name="ch3"/>
        <chart:plot-area chart:style-name="ch4" chart:data-source-has-labels="both" svg:x="1.33cm" svg:y="1.299cm" svg:width="14.35cm" svg:height="5.757cm">
          <chartooo:coordinate-region svg:x="2.057cm" svg:y="1.498cm" svg:width="13.623cm" svg:height="4.911cm"/>
          <chart:axis chart:dimension="x" chart:name="primary-x" chart:style-name="ch5" chartooo:axis-type="auto">
            <chartooo:date-scale/>
            <chart:title svg:x="8.091cm" svg:y="7.235cm" chart:style-name="ch6">
              <text:p>Filter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584cm" chart:style-name="ch8">
              <text:p>Performance Gop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series chart:style-name="ch13" chart:values-cell-range-address="local-table.$E$2:.$E$4" chart:label-cell-address="local-table.$E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WORD)</text:p>
              </table:table-cell>
              <table:table-cell office:value-type="string">
                <text:p>Intel I3(WORD)</text:p>
              </table:table-cell>
              <table:table-cell office:value-type="string">
                <text:p>NEON(WORD)</text:p>
              </table:table-cell>
              <table:table-cell office:value-type="string">
                <text:p>ARM(WORD)</text:p>
              </table:table-cell>
            </table:table-row>
          </table:table-header-rows>
          <table:table-rows>
            <table:table-row>
              <table:table-cell office:value-type="string">
                <text:p>CHEBYSHEV</text:p>
              </table:table-cell>
              <table:table-cell office:value-type="float" office:value="0.342">
                <text:p>0.342</text:p>
              </table:table-cell>
              <table:table-cell office:value-type="float" office:value="0.73">
                <text:p>0.73</text:p>
              </table:table-cell>
              <table:table-cell office:value-type="float" office:value="0.209">
                <text:p>0.209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MIBENCH</text:p>
              </table:table-cell>
              <table:table-cell office:value-type="float" office:value="0.317">
                <text:p>0.317</text:p>
              </table:table-cell>
              <table:table-cell office:value-type="float" office:value="0.9">
                <text:p>0.9</text:p>
              </table:table-cell>
              <table:table-cell office:value-type="float" office:value="0.292">
                <text:p>0.292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QSPLINE</text:p>
              </table:table-cell>
              <table:table-cell office:value-type="float" office:value="0.422">
                <text:p>0.422</text:p>
              </table:table-cell>
              <table:table-cell office:value-type="float" office:value="0.74">
                <text:p>0.74</text:p>
              </table:table-cell>
              <table:table-cell office:value-type="float" office:value="0.257">
                <text:p>0.257</text:p>
              </table:table-cell>
              <table:table-cell office:value-type="float" office:value="0.064">
                <text:p>0.0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